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站点</text:p>
          </table:table-cell>
          <table:table-cell office:value-type="string" calcext:value-type="string">
            <text:p>预测的步长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模型</text:p>
          </table:table-cell>
          <table:table-cell/>
          <table:table-cell office:value-type="string" calcext:value-type="string">
            <text:p>RMS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NSE</text:p>
          </table:table-cell>
          <table:table-cell/>
          <table:table-cell office:value-type="string" calcext:value-type="string">
            <text:p>RMS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NSE</text:p>
          </table:table-cell>
          <table:table-cell/>
          <table:table-cell office:value-type="string" calcext:value-type="string">
            <text:p>RMS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NS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14.11" calcext:value-type="float">
            <text:p>14.11</text:p>
          </table:table-cell>
          <table:table-cell office:value-type="float" office:value="17.17" calcext:value-type="float">
            <text:p>17.17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30.78" calcext:value-type="float">
            <text:p>30.78</text:p>
          </table:table-cell>
          <table:table-cell office:value-type="float" office:value="42.75" calcext:value-type="float">
            <text:p>42.75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38.62" calcext:value-type="float">
            <text:p>38.62</text:p>
          </table:table-cell>
          <table:table-cell office:value-type="float" office:value="58.26" calcext:value-type="float">
            <text:p>58.2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16.46" calcext:value-type="float">
            <text:p>16.46</text:p>
          </table:table-cell>
          <table:table-cell office:value-type="float" office:value="22.02" calcext:value-type="float">
            <text:p>22.0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0.89" calcext:value-type="float">
            <text:p>30.89</text:p>
          </table:table-cell>
          <table:table-cell office:value-type="float" office:value="34.67" calcext:value-type="float">
            <text:p>34.67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39.34" calcext:value-type="float">
            <text:p>39.34</text:p>
          </table:table-cell>
          <table:table-cell office:value-type="float" office:value="48.86" calcext:value-type="float">
            <text:p>48.8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28.76" calcext:value-type="float">
            <text:p>28.76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31.23" calcext:value-type="float">
            <text:p>31.23</text:p>
          </table:table-cell>
          <table:table-cell office:value-type="float" office:value="49.12" calcext:value-type="float">
            <text:p>49.12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40.87" calcext:value-type="float">
            <text:p>40.87</text:p>
          </table:table-cell>
          <table:table-cell office:value-type="float" office:value="61.65" calcext:value-type="float">
            <text:p>61.6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36.9" calcext:value-type="float">
            <text:p>36.9</text:p>
          </table:table-cell>
          <table:table-cell office:value-type="float" office:value="213.87" calcext:value-type="float">
            <text:p>213.87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40.45" calcext:value-type="float">
            <text:p>40.45</text:p>
          </table:table-cell>
          <table:table-cell office:value-type="float" office:value="221.27" calcext:value-type="float">
            <text:p>221.2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45.59" calcext:value-type="float">
            <text:p>45.59</text:p>
          </table:table-cell>
          <table:table-cell office:value-type="float" office:value="231.39" calcext:value-type="float">
            <text:p>231.3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18.31" calcext:value-type="float">
            <text:p>18.31</text:p>
          </table:table-cell>
          <table:table-cell office:value-type="float" office:value="18.61" calcext:value-type="float">
            <text:p>18.6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35.85" calcext:value-type="float">
            <text:p>35.85</text:p>
          </table:table-cell>
          <table:table-cell office:value-type="float" office:value="35.16" calcext:value-type="float">
            <text:p>35.16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42.63" calcext:value-type="float">
            <text:p>42.63</text:p>
          </table:table-cell>
          <table:table-cell office:value-type="float" office:value="47.55" calcext:value-type="float">
            <text:p>47.5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9.22" calcext:value-type="float">
            <text:p>19.22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36.21" calcext:value-type="float">
            <text:p>36.21</text:p>
          </table:table-cell>
          <table:table-cell office:value-type="float" office:value="33.04" calcext:value-type="float">
            <text:p>33.0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44.65" calcext:value-type="float">
            <text:p>44.6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18.63" calcext:value-type="float">
            <text:p>18.63</text:p>
          </table:table-cell>
          <table:table-cell office:value-type="float" office:value="20.49" calcext:value-type="float">
            <text:p>20.49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36.59" calcext:value-type="float">
            <text:p>36.59</text:p>
          </table:table-cell>
          <table:table-cell office:value-type="float" office:value="35.24" calcext:value-type="float">
            <text:p>35.24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44.37" calcext:value-type="float">
            <text:p>44.37</text:p>
          </table:table-cell>
          <table:table-cell office:value-type="float" office:value="45.5" calcext:value-type="float">
            <text:p>45.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34.01" calcext:value-type="float">
            <text:p>34.01</text:p>
          </table:table-cell>
          <table:table-cell office:value-type="float" office:value="98.56" calcext:value-type="float">
            <text:p>98.56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40.85" calcext:value-type="float">
            <text:p>40.85</text:p>
          </table:table-cell>
          <table:table-cell office:value-type="float" office:value="107.4" calcext:value-type="float">
            <text:p>107.4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46.03" calcext:value-type="float">
            <text:p>46.03</text:p>
          </table:table-cell>
          <table:table-cell office:value-type="float" office:value="114.86" calcext:value-type="float">
            <text:p>114.8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7.64" calcext:value-type="float">
            <text:p>17.64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45.42" calcext:value-type="float">
            <text:p>45.42</text:p>
          </table:table-cell>
          <table:table-cell office:value-type="float" office:value="35.39" calcext:value-type="float">
            <text:p>35.39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58.02" calcext:value-type="float">
            <text:p>58.02</text:p>
          </table:table-cell>
          <table:table-cell office:value-type="float" office:value="48.61" calcext:value-type="float">
            <text:p>48.6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21.99" calcext:value-type="float">
            <text:p>21.99</text:p>
          </table:table-cell>
          <table:table-cell office:value-type="float" office:value="19.47" calcext:value-type="float">
            <text:p>19.47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47.08" calcext:value-type="float">
            <text:p>47.08</text:p>
          </table:table-cell>
          <table:table-cell office:value-type="float" office:value="33.86" calcext:value-type="float">
            <text:p>33.86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59.52" calcext:value-type="float">
            <text:p>59.52</text:p>
          </table:table-cell>
          <table:table-cell office:value-type="float" office:value="45.54" calcext:value-type="float">
            <text:p>45.5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21.56" calcext:value-type="float">
            <text:p>21.56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46.36" calcext:value-type="float">
            <text:p>46.36</text:p>
          </table:table-cell>
          <table:table-cell office:value-type="float" office:value="39.57" calcext:value-type="float">
            <text:p>39.57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60.06" calcext:value-type="float">
            <text:p>60.06</text:p>
          </table:table-cell>
          <table:table-cell office:value-type="float" office:value="50.13" calcext:value-type="float">
            <text:p>50.1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45.85" calcext:value-type="float">
            <text:p>45.85</text:p>
          </table:table-cell>
          <table:table-cell office:value-type="float" office:value="123.93" calcext:value-type="float">
            <text:p>123.93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50.98" calcext:value-type="float">
            <text:p>50.98</text:p>
          </table:table-cell>
          <table:table-cell office:value-type="float" office:value="131.46" calcext:value-type="float">
            <text:p>131.4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58.05" calcext:value-type="float">
            <text:p>58.05</text:p>
          </table:table-cell>
          <table:table-cell office:value-type="float" office:value="140.52" calcext:value-type="float">
            <text:p>140.5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23.37" calcext:value-type="float">
            <text:p>23.37</text:p>
          </table:table-cell>
          <table:table-cell office:value-type="float" office:value="17.69" calcext:value-type="float">
            <text:p>17.69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54.35" calcext:value-type="float">
            <text:p>54.35</text:p>
          </table:table-cell>
          <table:table-cell office:value-type="float" office:value="37.72" calcext:value-type="float">
            <text:p>37.7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0.69" calcext:value-type="float">
            <text:p>50.6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27.56" calcext:value-type="float">
            <text:p>27.56</text:p>
          </table:table-cell>
          <table:table-cell office:value-type="float" office:value="20.46" calcext:value-type="float">
            <text:p>20.46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55.16" calcext:value-type="float">
            <text:p>55.16</text:p>
          </table:table-cell>
          <table:table-cell office:value-type="float" office:value="34.37" calcext:value-type="float">
            <text:p>34.37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69.64" calcext:value-type="float">
            <text:p>69.64</text:p>
          </table:table-cell>
          <table:table-cell office:value-type="float" office:value="46.76" calcext:value-type="float">
            <text:p>46.7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23.08" calcext:value-type="float">
            <text:p>23.08</text:p>
          </table:table-cell>
          <table:table-cell office:value-type="float" office:value="23.91" calcext:value-type="float">
            <text:p>23.91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54.39" calcext:value-type="float">
            <text:p>54.39</text:p>
          </table:table-cell>
          <table:table-cell office:value-type="float" office:value="42.17" calcext:value-type="float">
            <text:p>42.17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70.44" calcext:value-type="float">
            <text:p>70.44</text:p>
          </table:table-cell>
          <table:table-cell office:value-type="float" office:value="53.9" calcext:value-type="float">
            <text:p>5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60.86" calcext:value-type="float">
            <text:p>60.86</text:p>
          </table:table-cell>
          <table:table-cell office:value-type="float" office:value="156.28" calcext:value-type="float">
            <text:p>156.28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65.88" calcext:value-type="float">
            <text:p>65.88</text:p>
          </table:table-cell>
          <table:table-cell office:value-type="float" office:value="164.59" calcext:value-type="float">
            <text:p>164.59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72.68" calcext:value-type="float">
            <text:p>72.68</text:p>
          </table:table-cell>
          <table:table-cell office:value-type="float" office:value="175.17" calcext:value-type="float">
            <text:p>175.1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25.19" calcext:value-type="float">
            <text:p>25.19</text:p>
          </table:table-cell>
          <table:table-cell office:value-type="float" office:value="21.92" calcext:value-type="float">
            <text:p>21.9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55.08" calcext:value-type="float">
            <text:p>55.08</text:p>
          </table:table-cell>
          <table:table-cell office:value-type="float" office:value="42.36" calcext:value-type="float">
            <text:p>42.36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68.26" calcext:value-type="float">
            <text:p>68.26</text:p>
          </table:table-cell>
          <table:table-cell office:value-type="float" office:value="58.21" calcext:value-type="float">
            <text:p>58.2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27.34" calcext:value-type="float">
            <text:p>27.34</text:p>
          </table:table-cell>
          <table:table-cell office:value-type="float" office:value="22.86" calcext:value-type="float">
            <text:p>22.86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56.7" calcext:value-type="float">
            <text:p>56.7</text:p>
          </table:table-cell>
          <table:table-cell office:value-type="float" office:value="41.14" calcext:value-type="float">
            <text:p>41.14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55.81" calcext:value-type="float">
            <text:p>55.8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24.78" calcext:value-type="float">
            <text:p>24.78</text:p>
          </table:table-cell>
          <table:table-cell office:value-type="float" office:value="22.15" calcext:value-type="float">
            <text:p>22.1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56.14" calcext:value-type="float">
            <text:p>56.14</text:p>
          </table:table-cell>
          <table:table-cell office:value-type="float" office:value="38.63" calcext:value-type="float">
            <text:p>38.63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70.42" calcext:value-type="float">
            <text:p>70.42</text:p>
          </table:table-cell>
          <table:table-cell office:value-type="float" office:value="49.41" calcext:value-type="float">
            <text:p>49.4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51.21" calcext:value-type="float">
            <text:p>51.21</text:p>
          </table:table-cell>
          <table:table-cell office:value-type="float" office:value="98.74" calcext:value-type="float">
            <text:p>98.74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59.92" calcext:value-type="float">
            <text:p>59.92</text:p>
          </table:table-cell>
          <table:table-cell office:value-type="float" office:value="107.96" calcext:value-type="float">
            <text:p>107.96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68.73" calcext:value-type="float">
            <text:p>68.73</text:p>
          </table:table-cell>
          <table:table-cell office:value-type="float" office:value="118.01" calcext:value-type="float">
            <text:p>118.0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23.67" calcext:value-type="float">
            <text:p>23.67</text:p>
          </table:table-cell>
          <table:table-cell office:value-type="float" office:value="30.59" calcext:value-type="float">
            <text:p>30.59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55.1" calcext:value-type="float">
            <text:p>55.1</text:p>
          </table:table-cell>
          <table:table-cell office:value-type="float" office:value="115.64" calcext:value-type="float">
            <text:p>115.6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69.38" calcext:value-type="float">
            <text:p>69.38</text:p>
          </table:table-cell>
          <table:table-cell office:value-type="float" office:value="141.6" calcext:value-type="float">
            <text:p>141.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51.31" calcext:value-type="float">
            <text:p>51.31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65.97" calcext:value-type="float">
            <text:p>65.97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70.06" calcext:value-type="float">
            <text:p>70.06</text:p>
          </table:table-cell>
          <table:table-cell office:value-type="float" office:value="90.18" calcext:value-type="float">
            <text:p>90.1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/>
          <table:table-cell office:value-type="float" office:value="23.96" calcext:value-type="float">
            <text:p>23.96</text:p>
          </table:table-cell>
          <table:table-cell office:value-type="float" office:value="84.08" calcext:value-type="float">
            <text:p>84.08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55.07" calcext:value-type="float">
            <text:p>55.07</text:p>
          </table:table-cell>
          <table:table-cell office:value-type="float" office:value="128.91" calcext:value-type="float">
            <text:p>128.9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72.32" calcext:value-type="float">
            <text:p>72.32</text:p>
          </table:table-cell>
          <table:table-cell office:value-type="float" office:value="154.79" calcext:value-type="float">
            <text:p>154.7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/>
          <table:table-cell office:value-type="float" office:value="67.47" calcext:value-type="float">
            <text:p>67.47</text:p>
          </table:table-cell>
          <table:table-cell office:value-type="float" office:value="716.79" calcext:value-type="float">
            <text:p>716.7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71.62" calcext:value-type="float">
            <text:p>71.62</text:p>
          </table:table-cell>
          <table:table-cell office:value-type="float" office:value="730.05" calcext:value-type="float">
            <text:p>730.05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78.31" calcext:value-type="float">
            <text:p>78.31</text:p>
          </table:table-cell>
          <table:table-cell office:value-type="float" office:value="748.33" calcext:value-type="float">
            <text:p>748.33</text:p>
          </table:table-cell>
          <table:table-cell office:value-type="float" office:value="0.33" calcext:value-type="float">
            <text:p>0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00/00/00</text:date>, <text:time style:data-style-name="N2" text:time-value="19:06:09.65944137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9:19:47.202377111</meta:creation-date>
    <meta:generator>LibreOffice/5.1.6.2$Linux_X86_64 LibreOffice_project/10m0$Build-2</meta:generator>
    <dc:date>2020-03-09T20:11:01.463361761</dc:date>
    <meta:editing-duration>PT1H15M6S</meta:editing-duration>
    <meta:editing-cycles>38</meta:editing-cycles>
    <meta:document-statistic meta:table-count="1" meta:cell-count="261" meta:object-count="0"/>
  </office:meta>
</office:document-meta>
</file>